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text-properties fo:font-weight="bold" style:font-weight-asian="bold" style:font-weight-complex="bold"/>
    </style:style>
    <style:style style:name="P3" style:family="paragraph" style:parent-style-name="Text_20_body" style:list-style-name="L2">
      <style:text-properties fo:font-weight="bold" style:font-weight-asian="bold" style:font-weight-complex="bold"/>
    </style:style>
    <style:style style:name="P4" style:family="paragraph" style:parent-style-name="Text_20_body" style:list-style-name="L3">
      <style:text-properties fo:font-weight="bold" style:font-weight-asian="bold" style:font-weight-complex="bold"/>
    </style:style>
    <style:style style:name="P5" style:family="paragraph" style:parent-style-name="Text_20_body" style:list-style-name="L4">
      <style:text-properties fo:font-weight="bold" style:font-weight-asian="bold" style:font-weight-complex="bold"/>
    </style:style>
    <style:style style:name="P6" style:family="paragraph" style:parent-style-name="Text_20_body" style:list-style-name="L5">
      <style:text-properties fo:font-weight="bold" style:font-weight-asian="bold" style:font-weight-complex="bold"/>
    </style:style>
    <style:style style:name="P7" style:family="paragraph" style:parent-style-name="Text_20_body" style:list-style-name="L2"/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2">
      <style:text-properties fo:font-weight="normal" style:font-weight-asian="normal" style:font-weight-complex="normal"/>
    </style:style>
    <style:style style:name="P10" style:family="paragraph" style:parent-style-name="Text_20_body" style:list-style-name="L3">
      <style:text-properties fo:font-weight="normal" style:font-weight-asian="normal" style:font-weight-complex="normal"/>
    </style:style>
    <style:style style:name="P11" style:family="paragraph" style:parent-style-name="Text_20_body" style:list-style-name="L4">
      <style:text-properties fo:font-weight="normal" style:font-weight-asian="normal" style:font-weight-complex="normal"/>
    </style:style>
    <style:style style:name="P12" style:family="paragraph" style:parent-style-name="Text_20_body" style:list-style-name="L5">
      <style:text-properties fo:font-weight="normal" style:font-weight-asian="normal" style:font-weight-complex="normal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>
      <style:text-properties style:text-underline-style="none" fo:font-weight="normal" style:font-weight-asian="normal" style:font-weight-complex="normal"/>
    </style:style>
    <style:style style:name="P16" style:family="paragraph" style:parent-style-name="Text_20_body" style:list-style-name="L5"/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dc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57d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CrypTool Developer Readme</text:h>
      <text:p text:style-name="P1">[<text:span text:style-name="T5">May</text:span> 201<text:span text:style-name="T5">7</text:span>]</text:p>
      <text:p text:style-name="P1"><text:a xlink:type="simple" xlink:href="mailto:marchal@cryptool.de" text:style-name="Internet_20_link" text:visited-style-name="Visited_20_Internet_20_Link">marchal@cryptool.de</text:a></text:p>
      <text:p text:style-name="Text_20_body"/>
      <text:h text:style-name="P18" text:outline-level="2">Build Requirements</text:h>
      <text:p text:style-name="Text_20_body"/>
      <text:p text:style-name="Text_20_body">The following is required to build CrypTool:</text:p>
      <text:list xml:id="list4174564569947437226" text:style-name="L1">
        <text:list-item>
          <text:p text:style-name="P2">Microsoft Visual Studio (C++)</text:p>
        </text:list-item>
      </text:list>
      <text:list xml:id="list989623433654892784" text:style-name="L2">
        <text:list-item>
          <text:list>
            <text:list-item>
              <text:p text:style-name="P7"><text:span text:style-name="T5">we support </text:span><text:span text:style-name="T2">VS2008</text:span><text:span text:style-name="T5"> only</text:span></text:p>
            </text:list-item>
            <text:list-item>
              <text:p text:style-name="P7"><text:span text:style-name="T4">the free Visual C++ 2008 Express Edition will </text:span><text:span text:style-name="T3">not</text:span><text:span text:style-name="T4"> work as it lacks MFC support</text:span></text:p>
            </text:list-item>
          </text:list>
        </text:list-item>
        <text:list-item>
          <text:p text:style-name="P3">Perl</text:p>
          <text:list>
            <text:list-item>
              <text:p text:style-name="P9">any distribution &gt;= Perl 5.00 should work</text:p>
            </text:list-item>
            <text:list-item>
              <text:p text:style-name="P7"><text:span text:style-name="T4">see </text:span><text:a xlink:type="simple" xlink:href="http://www.activestate.com/activeperl" text:style-name="Internet_20_link" text:visited-style-name="Visited_20_Internet_20_Link"><text:span text:style-name="T4">http://www.activestate.com/activeperl</text:span></text:a></text:p>
            </text:list-item>
          </text:list>
        </text:list-item>
      </text:list>
      <text:p text:style-name="P8"/>
      <text:p text:style-name="P8">The following is recommended, but not required, to build CrypTool:</text:p>
      <text:list xml:id="list6602077759902254606" text:style-name="L3">
        <text:list-item>
          <text:p text:style-name="P4">Subversion</text:p>
          <text:list>
            <text:list-item>
              <text:p text:style-name="P10">to conveniently access the latest sources</text:p>
            </text:list-item>
            <text:list-item>
              <text:p text:style-name="P13"><text:span text:style-name="T4">see </text:span><text:a xlink:type="simple" xlink:href="http://www.sliksvn.com/en/download/" text:style-name="Internet_20_link" text:visited-style-name="Visited_20_Internet_20_Link"><text:span text:style-name="T4">http://www.sliksvn.com</text:span></text:a></text:p>
            </text:list-item>
          </text:list>
        </text:list-item>
      </text:list>
      <text:list xml:id="list2434602879063244401" text:style-name="L4">
        <text:list-item>
          <text:p text:style-name="P5">NSIS Installer</text:p>
          <text:list>
            <text:list-item>
              <text:p text:style-name="P11">to build a CrypTool setup executable</text:p>
            </text:list-item>
            <text:list-item>
              <text:p text:style-name="P14"><text:span text:style-name="T4">see </text:span><text:a xlink:type="simple" xlink:href="http://nsis.sourceforge.net/" text:style-name="Internet_20_link" text:visited-style-name="Visited_20_Internet_20_Link"><text:span text:style-name="T4">http://nsis.sourceforge.net/</text:span></text:a></text:p>
              <text:p text:style-name="P11"/>
            </text:list-item>
          </text:list>
        </text:list-item>
      </text:list>
      <text:h text:style-name="P18" text:outline-level="2">Build Instructions</text:h>
      <text:p text:style-name="P15"/>
      <text:list xml:id="list1039195272734590312" text:style-name="L5">
        <text:list-item>
          <text:p text:style-name="P6">Get the latest CrypTool sources</text:p>
          <text:list>
            <text:list-item>
              <text:p text:style-name="P16">svn co <text:a xlink:type="simple" xlink:href="https://www.cryptool.org/svn/CrypTool/trunk" text:style-name="Internet_20_link" text:visited-style-name="Visited_20_Internet_20_Link">https://www.cryptool.org/svn/CrypTool/trunk</text:a></text:p>
            </text:list-item>
          </text:list>
        </text:list-item>
        <text:list-item>
          <text:p text:style-name="P6">Make Perl available</text:p>
          <text:list>
            <text:list-item>
              <text:p text:style-name="P12">add Perl to the %PATH% variable</text:p>
            </text:list-item>
          </text:list>
        </text:list-item>
        <text:list-item>
          <text:p text:style-name="P16"><text:span text:style-name="T1">Fire up your IDE and open the solution file</text:span></text:p>
          <text:list>
            <text:list-item>
              <text:p text:style-name="P16">trunk/CrypTool/CrypTool-VS2008.sln</text:p>
            </text:list-item>
          </text:list>
        </text:list-item>
        <text:list-item>
          <text:p text:style-name="P6">Build CrypTool</text:p>
          <text:list>
            <text:list-item>
              <text:p text:style-name="P16">choose a configuration (i.e. Debug_en), and start the buil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3:24:51</meta:creation-date>
    <meta:generator>LibreOffice/5.2.6.2$Linux_X86_64 LibreOffice_project/20m0$Build-2</meta:generator>
    <dc:date>2017-05-11T10:02:51.992403743</dc:date>
    <meta:editing-duration>PT43M12S</meta:editing-duration>
    <meta:editing-cycles>5</meta:editing-cycles>
    <meta:document-statistic meta:table-count="0" meta:image-count="0" meta:object-count="0" meta:page-count="1" meta:paragraph-count="28" meta:word-count="138" meta:character-count="876" meta:non-whitespace-character-count="786"/>
  </office:meta>
</office:document-meta>
</file>